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4" style:family="paragraph">
      <style:text-properties fo:font-size="30pt" fo:color="#FF0000"/>
    </style:style>
    <style:style style:name="T3" style:family="text">
      <style:text-properties fo:font-size="14pt" fo:font-weight="bold"/>
    </style:style>
  </office:automatic-styles>
  <office:body>
    <office:text>
      <text:h text:style-name="T4" text:outline-level="1"><text:bookmark-start text:name="__RefHeading__1"/>Header<text:bookmark-end text:name="__RefHeading__1"/></text:h>
      <text:p text:style-name="P1"><text:span text:style-name="T3">Some tex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styles>
    <style:style style:name="Standard" style:family="Paragraph" style:class="text">
      <style:text-properties fo:font-size="12pt" style:font-name="Liberation Sans"/>
    </style:style>
  </office:styles>
  <office:automatic-styles>
    <style:page-layout style:name="PgS2">
      <style:page-layout-properties fo:page-width="29.7cm" fo:page-height="21cm" style:writing-mode="lr-tb" style:print-orientation="landscape" fo:margin-top="2cm" fo:margin-bottom="2cm" fo:margin-left="2cm" fo:margin-right="2cm" fo:background-color="#510034">
        <style:header-style>
          <style:header-footer-properties fo:min-height="0.5cm" fo:margin-left="0cm" fo:margin-right="0cm" fo:margin-bottom="0.5cm"/>
        </style:header-style>
        <style:footer-style>
          <style:header-footer-properties fo:min-height="0.5cm" fo:margin-left="0cm" fo:margin-right="0cm" fo:margin-top="0.5cm"/>
        </style:footer-style>
      </style:page-layout-properties>
    </style:page-layout>
  </office:automatic-styles>
  <office:master-styles>
    <style:master-page style:name="Standard" style:page-layout-name="PgS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4-25T19:48:36Z</meta:creation-date>
    <dc:date>2025-04-25T19:48:36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